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Basic/Standard/Modul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>
      <script:event-listener script:language="ooo:StarBasic" script:event-name="dom:load" script:macro-name="application:Template.Samples.PrepareForEditing"/>
    </office:event-listeners>
  </office:scripts>
  <office:font-face-decls>
    <style:font-face style:name="StarSymbol" svg:font-family="StarSymbol" style:font-charset="x-symbol"/>
    <style:font-face style:name="Arial1" svg:font-family="Arial, Helvetica" style:font-adornments="Standard"/>
    <style:font-face style:name="Arial2" svg:font-family="Arial" style:font-family-generic="swiss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">
      <style:paragraph-properties fo:break-after="column"/>
    </style:style>
    <style:style style:name="P2" style:family="paragraph">
      <style:paragraph-properties fo:text-align="center"/>
    </style:style>
    <style:style style:name="P3" style:family="paragraph" style:parent-style-name="_34_">
      <style:text-properties fo:color="#ffffff"/>
    </style:style>
    <style:style style:name="P4" style:family="paragraph" style:parent-style-name="_34_">
      <style:text-properties fo:color="#ffffff" style:font-name="Arial2" fo:font-size="12pt" fo:font-weight="bold"/>
    </style:style>
    <style:style style:name="P5" style:family="paragraph">
      <style:paragraph-properties fo:text-align="center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ize="12pt"/>
    </style:style>
    <style:style style:name="T4" style:family="text">
      <style:text-properties fo:font-size="12pt" fo:font-weight="normal"/>
    </style:style>
    <style:style style:name="T5" style:family="text">
      <style:text-properties fo:font-size="12pt" fo:font-weight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800000" style:background-transparency="0%" fo:padding="0cm" fo:border="none">
        <style:background-image/>
        <style:columns fo:column-count="0" fo:column-gap="0cm"/>
      </style:graphic-properties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gr1" style:family="graphic">
      <style:graphic-properties svg:stroke-width="0.4cm" svg:stroke-color="#00008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draw:stroke-dash="Dash_20_2" svg:stroke-width="0cm" svg:stroke-color="#000000" svg:stroke-opacity="100%" draw:fill="solid" draw:fill-color="#000080" draw:fill-gradient-name="Gradient_20_7" draw:gradient-step-count="0" draw:fill-hatch-name="Hatch_20_1" draw:fill-image-name="Bitmape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 style:run-through="foreground"/>
    </style:style>
    <style:style style:name="gr5" style:family="graphic">
      <style:graphic-properties draw:stroke="none" draw:stroke-dash="Dash_20_2" svg:stroke-width="0.199cm" svg:stroke-color="#000080" svg:stroke-opacity="100%" draw:fill="solid" draw:fill-color="#00b8ff" draw:fill-gradient-name="Gradient_20_7" draw:gradient-step-count="0" draw:fill-hatch-name="Hatch_20_1" draw:fill-image-name="Bitmape_20_1" draw:opacity="100%" draw:fill-image-width="1cm" draw:fill-image-height="1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style:run-through="foreground"/>
    </style:style>
    <style:style style:name="gr6" style:family="graphic">
      <style:graphic-properties draw:stroke="none" draw:stroke-dash="Dash_20_2" svg:stroke-width="0cm" svg:stroke-color="#000000" svg:stroke-opacity="100%" draw:fill="solid" draw:fill-color="#00b8ff" draw:fill-gradient-name="Gradient_20_7" draw:gradient-step-count="0" draw:fill-hatch-name="Hatch_20_1" draw:fill-image-name="Bitmape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 style:run-through="foreground"/>
    </style:style>
    <style:style style:name="gr7" style:family="graphic">
      <style:graphic-properties draw:stroke="none" draw:stroke-dash="Dash_20_2" svg:stroke-width="0cm" svg:stroke-color="#000000" svg:stroke-opacity="100%" draw:fill="solid" draw:fill-color="#800000" draw:fill-gradient-name="Gradient_20_7" draw:gradient-step-count="0" draw:fill-hatch-name="Hatch_20_1" draw:fill-image-name="Bitmape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 style:run-through="foreground"/>
    </style:style>
    <style:style style:name="gr8" style:family="graphic">
      <style:graphic-properties draw:stroke="none" draw:stroke-dash="Dash_20_2" svg:stroke-width="0cm" svg:stroke-color="#000000" svg:stroke-opacity="100%" draw:fill="solid" draw:fill-color="#ffffff" draw:fill-gradient-name="Gradient_20_7" draw:gradient-step-count="0" draw:fill-hatch-name="Hatch_20_1" draw:fill-image-name="Bitmape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 style:run-through="foreground"/>
    </style:style>
    <style:style style:name="gr9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tab-cycle="records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CommandButton1" form:control-implementation="ooo:com.sun.star.form.component.CommandButton" form:id="control1" form:label="Update right side" form:printable="false" office:target-frame="" xlink:href="" form:image-data="" form:delay-for-repeat="PT0.50S" form:image-position="center">
            <form:properties>
              <form:property form:property-name="DefaultControl" office:value-type="string" office:string-value="stardiv.one.form.control.CommandButton"/>
              <form:property form:property-name="DispatchURLInternal" office:value-type="boolean" office:boolean-value="true"/>
            </form:properties>
            <office:event-listeners>
              <script:event-listener script:language="ooo:StarBasic" script:event-name="form:performaction" script:macro-name="Standard.Modul1.Main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cm" svg:y="1.499cm" svg:width="12.97cm" draw:z-index="2">
        <draw:text-box fo:min-height="18cm">
          <text:section text:style-name="Sect1" text:name="left">
            <text:p text:style-name="P1"><draw:line text:anchor-type="paragraph" draw:z-index="6" draw:style-name="gr1" draw:text-style-name="P2" svg:x1="12.97cm" svg:y1="15.799cm" svg:x2="0cm" svg:y2="15.799cm"><text:p/></draw:line><draw:line text:anchor-type="paragraph" draw:z-index="5" draw:style-name="gr1" draw:text-style-name="P2" svg:x1="12.97cm" svg:y1="13cm" svg:x2="0cm" svg:y2="13cm"><text:p/></draw:line><draw:frame draw:style-name="fr2" draw:name="Frame3" text:anchor-type="paragraph" svg:x="0cm" svg:y="15.981cm" svg:width="13.347cm" draw:z-index="3"><draw:text-box fo:min-height="2.02cm"><text:p text:style-name="P3"/><text:p text:style-name="P4">777 Washington Street, Lincoln, <text:s/>Tel. (123) 456-5678, Sampleton, IL 12345-6789</text:p><text:p text:style-name="P4">Tel.: (212) 555-1234</text:p></draw:text-box></draw:frame><draw:g text:anchor-type="paragraph" draw:z-index="4" draw:style-name="gr2"><draw:g draw:style-name="gr3"><draw:path draw:style-name="gr4" draw:text-style-name="P2" svg:width="1.616cm" svg:height="1.084cm" svg:x="3.729cm" svg:y="0.133cm" svg:viewBox="0 0 1617 1085" svg:d="m1125 162c0-44-33-70-102-83-26-5-79-7-150-7-26 0-67 0-118 0s-88 2-111 2c-7 18-13 32-18 49 129 0 198 25 198 69 0 36-18 94-50 177-26 61-49 118-75 173 15 0 33 0 49 0 137 0 231-25 272-83 21-29 45-78 67-147s38-120 38-150c0 0 0 0 0 0zm163 579c0 44-4 100-9 167-16 113-20 172-20 172-26 0-68 0-123 3s-99 0-127 0c-58 0-104-3-136-3s-55-6-67-16-19-27-19-57c0-5 0-12 0-19 0-30 5-80 12-145 4-58 11-107 11-141 0-41-9-74-27-88s-47-20-100-21c-60 162-126 324-191 487-164 0-326 0-492 0 141-355 282-711 420-1068 160 0 323 0 485 0 49 0 125 0 227-7s177-5 230-5c76 0 130 5 162 14 58 18 92 55 92 109 0 41-13 96-41 166-21 66-44 115-65 157-35 51-76 88-131 106-40 12-97 23-176 25-95 3-198 10-293 16 65 7 127 12 196 14 97 10 152 32 166 51 10 14 16 41 16 83 0 0 0 0 0 0z"><text:p/></draw:path><draw:path draw:style-name="gr4" draw:text-style-name="P2" svg:width="0.911cm" svg:height="1.068cm" svg:x="5.195cm" svg:y="0.145cm" svg:viewBox="0 0 912 1069" svg:d="m910 0c-141 355-279 711-418 1067-166 0-328 0-492 0 138-354 275-711 415-1067 167 0 326 0 495 0z"><text:p/></draw:path><draw:path draw:style-name="gr4" draw:text-style-name="P2" svg:width="1.195cm" svg:height="1.068cm" svg:x="6.058cm" svg:y="0.145cm" svg:viewBox="0 0 1196 1069" svg:d="m665 0c-56 321-113 642-171 961 189-319 377-640 566-961 44 0 90 0 134 0-206 355-418 711-630 1067-185 0-372 0-564 0 65-354 127-711 198-1067 155 0 310 0 467 0z"><text:p/></draw:path><draw:path draw:style-name="gr4" draw:text-style-name="P2" svg:width="1.221cm" svg:height="1.068cm" svg:x="6.982cm" svg:y="0.145cm" svg:viewBox="0 0 1222 1069" svg:d="m998 504c-14 27-26 59-38 90-60-12-133-19-216-19-21 0-38 0-61 0-57 143-111 286-168 427 12 0 28 0 42 0 143 0 249-9 327-32-32 32-66 62-101 97-259 0-522 0-783 0 138-354 272-711 416-1067 267 0 537 0 805 0-13 37-27 74-39 111-65-19-152-32-265-39-93-1-181-5-271-10-6 17-15 31-20 49 125 0 191 25 191 69 0 35-16 90-44 171-25 60-48 120-66 171 23 0 50 0 73 0 104 0 176-3 218-18 0 0 0 0 0 0z"><text:p/></draw:path><draw:path draw:style-name="gr4" draw:text-style-name="P2" svg:width="1.207cm" svg:height="1.068cm" svg:x="8.252cm" svg:y="0.145cm" svg:viewBox="0 0 1208 1069" svg:d="m39 0c386 0 776 0 1168 0-9 26-16 58-29 86-84-14-173-24-268-24-5 0-14 0-21 0-136 335-265 672-397 1005-160 0-324 0-485 0 99-263 205-531 312-797 27-67 51-111 78-134 21-14 58-25 115-25 7 0 24 0 47 0 18 0 41 0 57 0 7-16 10-30 15-49-56 0-109 0-165 0-201 0-358 14-466 33 12-31 25-61 39-95z"><text:p/></draw:path><draw:path draw:style-name="gr4" draw:text-style-name="P2" svg:width="0.907cm" svg:height="1.068cm" svg:x="9.206cm" svg:y="0.145cm" svg:viewBox="0 0 908 1069" svg:d="m907 0c-140 355-281 711-418 1067-164 0-325 0-489 0 134-354 273-711 413-1067 164 0 330 0 494 0z"><text:p/></draw:path><draw:path draw:style-name="gr4" draw:text-style-name="P2" svg:width="1.477cm" svg:height="1.068cm" svg:x="9.913cm" svg:y="0.145cm" svg:viewBox="0 0 1478 1069" svg:d="m972 0c0 321 0 649 0 970 130-321 257-647 386-970 39 0 78 0 118 0-141 355-282 711-425 1067-183 0-368 0-548 0 0-323 0-642 0-970-131 326-260 646-388 970-36 0-74 0-115 0 143-354 286-711 427-1067 182 0 365 0 545 0z"><text:p/></draw:path><draw:path draw:style-name="gr4" draw:text-style-name="P2" svg:width="1.458cm" svg:height="1.116cm" svg:x="11.272cm" svg:y="0.122cm" svg:viewBox="0 0 1459 1117" svg:d="m1418 125c-201-32-331-53-407-53-30 0-55 4-83 7-69 16-122 39-155 76-29 32-57 81-85 148-164 403-247 627-247 671 0 54 39 79 131 79 8 0 21 0 28-2 44-7 77-19 99-40 17-18 35-43 59-88 53-108 83-186 83-232s-63-65-185-65c7-21 16-44 25-67 215 0 428 0 645 0-61 203-109 330-132 371-42 81-106 130-183 155-73 17-212 30-413 30-138 0-256-2-348-6-169-10-250-61-250-167 0-90 69-296 213-624 53-131 115-212 184-256 63-39 169-62 319-62 270 0 519 11 741 26-12 34-25 67-39 99z"><text:p/></draw:path><draw:path draw:style-name="gr4" draw:text-style-name="P2" svg:width="1.458cm" svg:height="1.119cm" svg:x="4.992cm" svg:y="1.979cm" svg:viewBox="0 0 1459 1120" svg:d="m1418 127c-197-34-331-53-404-53-33 0-60 4-88 5-69 16-120 41-152 78-26 32-54 79-83 146-171 406-252 628-252 674 0 51 43 80 129 80 11 0 23 0 30-6 46-5 78-17 102-40 20-13 37-43 60-83 53-110 85-189 85-235s-64-63-187-63c9-23 14-46 21-69 219 0 432 0 649 0-67 205-107 328-134 372-42 78-104 129-183 154-74 19-210 31-417 31-135 0-254-3-345-7-166-12-249-63-249-167 0-89 71-297 213-628 53-127 117-210 182-251s168-65 325-65c268 0 515 11 737 28-14 36-26 65-39 99z"><text:p/></draw:path><draw:path draw:style-name="gr4" draw:text-style-name="P2" svg:width="1.241cm" svg:height="1.071cm" svg:x="6.232cm" svg:y="2.002cm" svg:viewBox="0 0 1242 1072" svg:d="m766 686c8-190 15-379 24-568-130 189-261 376-391 568 121 0 245 0 367 0zm474-686c-19 355-37 713-55 1069-24 0-58 0-104 0s-79 0-102 0c-12 0-34 0-51 2-27 0-46 0-50 0-49 0-77-7-95-18-26-18-33-51-33-99 0-10 1-67 12-166-143 0-289 0-436 0-67 92-130 187-194 281-42 0-86 0-132 0 245-355 496-711 743-1069 162 0 328 0 497 0z"><text:p/></draw:path><draw:path draw:style-name="gr4" draw:text-style-name="P2" svg:width="1.615cm" svg:height="1.084cm" svg:x="7.543cm" svg:y="1.99cm" svg:viewBox="0 0 1616 1085" svg:d="m1120 162c0-42-32-70-97-83-28-3-83-7-155-7-25 0-65 0-115 0s-90 4-113 4c-3 17-10 32-16 51 129 0 196 23 196 69 0 35-17 92-51 174-26 62-49 120-70 173 14 0 29 0 44 0 141 0 232-26 275-84 21-27 42-76 67-145s35-118 35-152c0 0 0 0 0 0zm164 579c0 46-2 104-9 169-12 113-14 171-14 171-32 0-76 0-127 2-56 0-99 0-123 0-64 0-108-2-143-2s-53-7-65-16-18-28-18-56c0-5 0-11 0-19 0-32 2-80 7-145 7-58 14-108 14-138 0-46-10-76-26-91s-50-20-97-23c-67 164-129 326-194 488-164 0-328 0-489 0 136-354 273-711 415-1069 164 0 324 0 488 0 50 0 127 0 224-5s175-7 226-7c74 0 130 7 166 14 61 20 95 55 95 113 0 37-12 93-39 164-25 64-49 116-72 155-32 51-78 90-131 108-37 10-93 21-173 23-98 3-195 10-292 16 65 7 128 12 194 17 98 11 153 29 169 48 9 14 14 44 14 83 0 0 0 0 0 0z"><text:p/></draw:path><draw:path draw:style-name="gr4" draw:text-style-name="P2" svg:width="1.641cm" svg:height="1.08cm" svg:x="9.003cm" svg:y="1.992cm" svg:viewBox="0 0 1642 1081" svg:d="m1152 171c0-46-37-78-108-90-32-3-88-7-173-7-26 0-65 0-113 0-54 0-89 0-112 0-6 19-13 37-20 53 132 0 198 23 198 71 0 26-18 81-48 160-21 57-44 111-65 168 39 0 77 0 113 0 102 0 174-22 213-57 23-24 53-92 92-201 10-44 23-74 23-97 0 0 0 0 0 0zm-191 496c0-53-72-85-206-85-23 0-46 0-71 0-58 145-111 288-167 430 23 0 46 0 72 0 125 0 212-15 259-58 30-31 66-111 106-238 2-16 7-33 7-49 0 0 0 0 0 0zm452 33c0 32-14 76-32 133-19 49-40 90-60 121-65 85-190 126-374 126-316 0-628 0-947 0 143-355 279-711 418-1069 145 0 295 0 445 0 56 0 142 0 262-6 113 0 198-5 260-5 169 0 255 46 255 127s-35 189-107 316c-35 56-74 93-120 106-23 7-78 12-169 17-78 6-152 11-232 16 48 4 90 5 136 5 76 7 136 16 180 30 57 18 85 43 85 83 0 0 0 0 0 0z"><text:p/></draw:path></draw:g><draw:polygon draw:style-name="gr5" draw:text-style-name="P2" svg:width="12.9cm" svg:height="4.164cm" svg:x="0.048cm" svg:y="0.552cm" svg:viewBox="0 0 12901 4165" draw:points="0,0 5846,2704 12899,2690 12899,4159 5600,4163 0,1820"><text:p/></draw:polygon><draw:polygon draw:style-name="gr6" draw:text-style-name="P2" svg:width="12.898cm" svg:height="4.613cm" draw:transform="rotate (3.1415926535892) translate (12.9479444444444cm 8.48959722222222cm)" svg:viewBox="0 0 12899 4614" draw:points="12898,0 7054,2999 0,2970 0,4607 7295,4613 12898,2020 12898,2050"><text:p/></draw:polygon><draw:g draw:style-name="gr3"><draw:path draw:style-name="gr7" draw:text-style-name="P2" svg:width="1.165cm" svg:height="1.359cm" svg:x="0.397cm" svg:y="3.521cm" svg:viewBox="0 0 1166 1360" svg:d="m751 496c15-51 29-110 45-166 19-80 30-134 30-164 0-51-32-81-94-81-12 0-21 1-30 1-39 18-67 45-90 85-14 34-33 79-49 148-141 484-210 762-210 829 0 81 54 120 164 120 49 0 104-9 171-26 55-14 113-28 167-48-10 44-19 90-31 134-180 20-351 30-506 30-90 0-154-9-195-24-82-25-123-80-123-170 0-95 64-372 191-824 40-144 79-236 118-275s111-54 215-60c164 0 252-1 277-1 5 0 14 0 32-4s31 0 40 0c194 0 291 60 291 176 0 48-9 96-25 164 0 2-17 55-47 156-113 0-228 0-341 0z"><text:p/></draw:path><draw:path draw:style-name="gr7" draw:text-style-name="P2" svg:width="0.757cm" svg:height="1.294cm" svg:x="1.436cm" svg:y="3.551cm" svg:viewBox="0 0 758 1295" svg:d="m231 1152c-3 19-7 37-14 60 233 0 411-14 540-41-7 41-16 81-29 122-241 0-481 0-728 0 108-430 212-861 319-1293 124 0 249 0 374 0-79 319-157 637-234 961-20 85-41 136-60 157-22 25-50 36-87 36-7 0-19 0-39 0s-30-2-42-2c0 0 0 0 0 0z"><text:p/></draw:path><draw:path draw:style-name="gr7" draw:text-style-name="P2" svg:width="0.936cm" svg:height="1.294cm" svg:x="2.246cm" svg:y="3.551cm" svg:viewBox="0 0 937 1295" svg:d="m760 610c-9 36-17 73-26 111-46-15-101-28-164-28-16 0-30 0-48 0-42 175-86 346-130 524 10 0 21 0 33 0 109 0 194-10 251-39-27 39-50 76-76 115-201 0-399 0-600 0 106-430 210-861 316-1293 206 0 411 0 619 0-9 44-21 90-32 136-49-21-116-41-203-50-70-1-137-5-208-10-5 19-9 40-12 60 93 0 146 30 146 84 0 41-14 110-33 205-21 72-37 143-51 210 17 0 37 0 56 0 78 0 134-7 162-25 0 0 0 0 0 0z"><text:p/></draw:path><draw:path draw:style-name="gr7" draw:text-style-name="P2" svg:width="0.948cm" svg:height="1.299cm" svg:x="2.935cm" svg:y="3.551cm" svg:viewBox="0 0 949 1300" svg:d="m586 827c5-229 10-457 17-686-97 229-197 457-298 686 94 0 185 0 281 0zm361-827c-14 430-28 861-44 1293-18 0-44 0-76 0s-61 0-77 0c-11 0-27 0-41 5-19 0-33 0-39 0-33 0-60-9-72-21-19-23-28-60-28-120 0-14 3-83 14-201-111 0-221 0-334 0-49 111-100 222-149 337-34 0-67 0-101 0 189-430 377-861 566-1293 127 0 252 0 381 0z"><text:p/></draw:path><draw:path draw:style-name="gr7" draw:text-style-name="P2" svg:width="1.234cm" svg:height="1.315cm" svg:x="3.939cm" svg:y="3.535cm" svg:viewBox="0 0 1235 1316" svg:d="m857 196c0-53-28-85-77-99-20-5-60-7-117-7-19 0-49 0-88 0s-67 2-85 2c-7 19-10 40-14 60 99 0 150 30 150 84 0 41-12 111-39 212-19 74-37 145-53 210 11 0 22 0 34 0 106 0 176-32 208-102 18-34 34-94 50-179 21-81 31-141 31-181 0 0 0 0 0 0zm125 698c0 59-3 126-8 208-9 138-13 207-13 207-21 0-54 0-95 5-44 0-78 0-97 0-44 0-79-5-106-5s-39-5-49-16-16-34-16-69c0-9 0-14 0-25 0-37 2-97 9-174 5-72 10-132 10-171 0-55-7-92-21-111-12-15-39-22-76-25-49 196-97 395-146 591-125 0-251 0-374 0 104-431 210-861 318-1293 121 0 248 0 372 0 37 0 95 0 171-9 76-2 136-7 174-7 57 0 104 7 127 19 46 22 71 66 71 133 0 49-9 114-30 199-18 79-35 141-53 191-25 61-60 105-100 127-30 17-73 28-133 30-74 5-150 10-226 19 52 9 97 14 150 19 76 14 119 36 129 60 7 16 12 50 12 97 0 0 0 0 0 0z"><text:p/></draw:path><draw:path draw:style-name="gr8" draw:text-style-name="P2" svg:width="0.948cm" svg:height="1.299cm" svg:x="4.989cm" svg:y="3.551cm" svg:viewBox="0 0 949 1300" svg:d="m584 827c5-229 10-457 17-686-98 229-197 457-298 686 94 0 186 0 281 0zm363-827c-14 430-28 861-44 1293-18 0-42 0-74 0s-63 0-78 0c-10 0-26 0-40 5-21 0-34 0-39 0-37 0-63-9-76-21-21-23-28-60-28-120 0-14 2-83 11-201-108 0-219 0-330 0-50 111-99 222-148 337-32 0-67 0-101 0 187-430 374-861 563-1293 128 0 255 0 384 0z"><text:p/></draw:path><draw:path draw:style-name="gr7" draw:text-style-name="P2" svg:width="1.13cm" svg:height="1.294cm" svg:x="5.989cm" svg:y="3.551cm" svg:viewBox="0 0 1131 1295" svg:d="m743 0c0 392 0 787 0 1178 97-391 195-786 296-1178 28 0 58 0 90 0-109 430-217 861-325 1293-139 0-278 0-421 0 0-390 0-778 0-1171-97 390-198 779-295 1171-30 0-58 0-88 0 108-430 217-861 326-1293 138 0 275 0 417 0z"><text:p/></draw:path><draw:path draw:style-name="gr8" draw:text-style-name="P2" svg:width="1.167cm" svg:height="1.359cm" svg:x="7.017cm" svg:y="3.521cm" svg:viewBox="0 0 1168 1360" svg:d="m751 496c15-51 32-110 45-166 21-80 31-134 31-164 0-51-33-81-93-81-13 0-21 1-30 1-37 18-67 45-92 85-14 34-30 79-49 148-140 484-208 762-208 829 0 81 54 120 165 120 48 0 104-9 168-26 56-14 113-28 169-48-9 44-21 90-33 134-178 20-346 30-505 30-91 0-153-9-194-24-84-25-125-80-125-170 0-95 64-372 189-824 40-144 81-236 118-275s115-54 220-60c161 0 253-1 274-1 5 0 16 0 33-4s30 0 39 0c194 0 293 60 293 176 0 48-9 96-28 164 0 2-14 55-44 156-113 0-230 0-343 0z"><text:p/></draw:path><draw:path draw:style-name="gr7" draw:text-style-name="P2" svg:width="0.934cm" svg:height="1.294cm" svg:x="8.056cm" svg:y="3.551cm" svg:viewBox="0 0 935 1295" svg:d="m760 610c-9 36-17 73-26 111-44-15-103-28-166-28-14 0-30 0-46 0-44 175-88 346-130 524 10 0 21 0 33 0 111 0 194-10 251-39-25 39-52 76-76 115-201 0-401 0-600 0 102-430 210-861 316-1293 206 0 411 0 617 0-9 44-21 90-32 136-49-21-114-41-201-50-70-1-139-5-211-10-4 19-7 40-11 60 97 0 146 30 146 84 0 41-10 110-31 205-20 72-37 143-51 210 17 0 37 0 56 0 78 0 134-7 162-25 0 0 0 0 0 0z"><text:p/></draw:path><draw:path draw:style-name="gr8" draw:text-style-name="P2" svg:width="1.163cm" svg:height="1.348cm" svg:x="9.079cm" svg:y="3.526cm" svg:viewBox="0 0 1164 1349" svg:d="m1132 161c-54-15-109-32-162-50-63-18-120-30-167-30-85 0-142 39-180 104-16 34-32 85-53 161s-28 136-28 166c0 60 40 93 125 100 74 9 150 11 227 19 80 15 122 57 122 129 0 51-9 127-26 221s-39 162-55 208c-46 107-152 159-314 159-11 0-25 0-46 0s-39 0-44 0c-146 0-265-4-360-11-115-11-171-55-171-136 0-30 9-74 25-134 14-44 28-85 46-130 112 0 225 0 340 0-32 150-48 234-48 264 0 51 30 73 87 73s95-38 122-115c17-32 31-88 49-166 14-81 26-138 26-173 0-53-44-83-127-90-81 0-158-3-236-12-85-12-127-53-127-118 0-50 11-120 32-214 17-81 37-144 58-195 30-75 67-126 113-156 35-21 85-35 152-35 243 0 462 16 650 39-8 40-19 77-30 122z"><text:p/></draw:path><draw:path draw:style-name="gr7" draw:text-style-name="P2" svg:width="0.948cm" svg:height="1.299cm" svg:x="10.063cm" svg:y="3.551cm" svg:viewBox="0 0 949 1300" svg:d="m582 827c7-229 12-457 19-686-98 229-197 457-296 686 90 0 184 0 277 0zm365-827c-16 430-28 861-42 1293-20 0-44 0-78 0s-63 0-77 0-29 0-43 5c-21 0-33 0-38 0-34 0-60-9-73-21-21-23-28-60-28-120 0-14 4-83 12-201-111 0-218 0-330 0-52 111-102 222-149 337-34 0-67 0-101 0 187-430 376-861 564-1293 126 0 254 0 383 0z"><text:p/></draw:path><draw:path draw:style-name="gr8" draw:text-style-name="P2" svg:width="0.757cm" svg:height="1.294cm" svg:x="11.065cm" svg:y="3.551cm" svg:viewBox="0 0 758 1295" svg:d="m229 1152c-3 19-7 37-14 60 233 0 415-14 542-41-9 41-16 81-29 122-241 0-485 0-728 0 106-430 210-861 318-1293 125 0 248 0 375 0-77 319-157 637-234 961-20 85-41 136-62 157s-50 36-85 36c-9 0-21 0-40 0s-30-2-43-2c0 0 0 0 0 0z"><text:p/></draw:path><draw:path draw:style-name="gr7" draw:text-style-name="P2" svg:width="0.936cm" svg:height="1.294cm" svg:x="11.875cm" svg:y="3.551cm" svg:viewBox="0 0 937 1295" svg:d="m764 610c-11 36-20 73-30 111-44-15-103-28-166-28-16 0-30 0-48 0-42 175-84 346-127 524 9 0 20 0 34 0 107 0 190-10 249-39-23 39-52 76-78 115-198 0-397 0-598 0 104-430 212-861 318-1293 202 0 410 0 617 0-9 44-18 90-30 136-50-21-117-41-203-50-72-1-141-5-212-10-3 19-7 40-12 60 97 0 146 30 146 84 0 41-12 110-33 205-18 72-37 143-51 210 17 0 39 0 56 0 80 0 136-7 168-25 0 0 0 0 0 0z"><text:p/></draw:path></draw:g></draw:g></text:p>
            <text:p text:style-name="_31_"><text:span text:style-name="T1"><text:line-break/>We are clearing our entire stock from </text:span><text:span text:style-name="T2">March 9 to April 1</text:span><text:span text:style-name="T1"> and you are cordially invited to take part in this event!<text:line-break/>Come see our fine selection with much to choose from.</text:span></text:p>
            <text:p text:style-name="_32_"><text:line-break/><text:tab/>Our opening times:</text:p>
            <text:p text:style-name="_33_"><text:span text:style-name="T3"><text:tab/><text:tab/><text:tab/></text:span><text:span text:style-name="T4">Monday through Friday from <text:tab/><text:tab/><text:tab/><text:tab/></text:span><text:span text:style-name="T5">9 a.m. to 8 p.m.</text:span></text:p>
          </text:section>
        </draw:text-box>
      </draw:frame>
      <draw:frame draw:style-name="fr1" draw:name="Frame2" text:anchor-type="page" text:anchor-page-number="1" svg:x="13.97cm" svg:y="1.499cm" svg:width="12.97cm" draw:z-index="1">
        <draw:text-box fo:min-height="18cm">
          <text:section text:style-name="Sect1" text:name="right" text:protected="true">
            <text:section-source text:section-name="left"/>
            <text:p text:style-name="P1"><draw:line text:anchor-type="paragraph" draw:z-index="7" draw:style-name="gr1" draw:text-style-name="P2" svg:x1="12.97cm" svg:y1="15.799cm" svg:x2="0cm" svg:y2="15.799cm"><text:p/></draw:line><draw:line text:anchor-type="paragraph" draw:z-index="8" draw:style-name="gr1" draw:text-style-name="P2" svg:x1="12.97cm" svg:y1="13cm" svg:x2="0cm" svg:y2="13cm"><text:p/></draw:line><draw:g text:anchor-type="paragraph" draw:z-index="9" draw:style-name="gr2"><draw:g draw:style-name="gr3"><draw:path draw:style-name="gr4" draw:text-style-name="P2" svg:width="1.616cm" svg:height="1.084cm" svg:x="3.729cm" svg:y="0.133cm" svg:viewBox="0 0 1617 1085" svg:d="m1125 162c0-44-33-70-102-83-26-5-79-7-150-7-26 0-67 0-118 0s-88 2-111 2c-7 18-13 32-18 49 129 0 198 25 198 69 0 36-18 94-50 177-26 61-49 118-75 173 15 0 33 0 49 0 137 0 231-25 272-83 21-29 45-78 67-147s38-120 38-150c0 0 0 0 0 0zm163 579c0 44-4 100-9 167-16 113-20 172-20 172-26 0-68 0-123 3s-99 0-127 0c-58 0-104-3-136-3s-55-6-67-16-19-27-19-57c0-5 0-12 0-19 0-30 5-80 12-145 4-58 11-107 11-141 0-41-9-74-27-88s-47-20-100-21c-60 162-126 324-191 487-164 0-326 0-492 0 141-355 282-711 420-1068 160 0 323 0 485 0 49 0 125 0 227-7s177-5 230-5c76 0 130 5 162 14 58 18 92 55 92 109 0 41-13 96-41 166-21 66-44 115-65 157-35 51-76 88-131 106-40 12-97 23-176 25-95 3-198 10-293 16 65 7 127 12 196 14 97 10 152 32 166 51 10 14 16 41 16 83 0 0 0 0 0 0z"><text:p/></draw:path><draw:path draw:style-name="gr4" draw:text-style-name="P2" svg:width="0.911cm" svg:height="1.068cm" svg:x="5.195cm" svg:y="0.145cm" svg:viewBox="0 0 912 1069" svg:d="m910 0c-141 355-279 711-418 1067-166 0-328 0-492 0 138-354 275-711 415-1067 167 0 326 0 495 0z"><text:p/></draw:path><draw:path draw:style-name="gr4" draw:text-style-name="P2" svg:width="1.195cm" svg:height="1.068cm" svg:x="6.058cm" svg:y="0.145cm" svg:viewBox="0 0 1196 1069" svg:d="m665 0c-56 321-113 642-171 961 189-319 377-640 566-961 44 0 90 0 134 0-206 355-418 711-630 1067-185 0-372 0-564 0 65-354 127-711 198-1067 155 0 310 0 467 0z"><text:p/></draw:path><draw:path draw:style-name="gr4" draw:text-style-name="P2" svg:width="1.221cm" svg:height="1.068cm" svg:x="6.982cm" svg:y="0.145cm" svg:viewBox="0 0 1222 1069" svg:d="m998 504c-14 27-26 59-38 90-60-12-133-19-216-19-21 0-38 0-61 0-57 143-111 286-168 427 12 0 28 0 42 0 143 0 249-9 327-32-32 32-66 62-101 97-259 0-522 0-783 0 138-354 272-711 416-1067 267 0 537 0 805 0-13 37-27 74-39 111-65-19-152-32-265-39-93-1-181-5-271-10-6 17-15 31-20 49 125 0 191 25 191 69 0 35-16 90-44 171-25 60-48 120-66 171 23 0 50 0 73 0 104 0 176-3 218-18 0 0 0 0 0 0z"><text:p/></draw:path><draw:path draw:style-name="gr4" draw:text-style-name="P2" svg:width="1.207cm" svg:height="1.068cm" svg:x="8.252cm" svg:y="0.145cm" svg:viewBox="0 0 1208 1069" svg:d="m39 0c386 0 776 0 1168 0-9 26-16 58-29 86-84-14-173-24-268-24-5 0-14 0-21 0-136 335-265 672-397 1005-160 0-324 0-485 0 99-263 205-531 312-797 27-67 51-111 78-134 21-14 58-25 115-25 7 0 24 0 47 0 18 0 41 0 57 0 7-16 10-30 15-49-56 0-109 0-165 0-201 0-358 14-466 33 12-31 25-61 39-95z"><text:p/></draw:path><draw:path draw:style-name="gr4" draw:text-style-name="P2" svg:width="0.907cm" svg:height="1.068cm" svg:x="9.206cm" svg:y="0.145cm" svg:viewBox="0 0 908 1069" svg:d="m907 0c-140 355-281 711-418 1067-164 0-325 0-489 0 134-354 273-711 413-1067 164 0 330 0 494 0z"><text:p/></draw:path><draw:path draw:style-name="gr4" draw:text-style-name="P2" svg:width="1.477cm" svg:height="1.068cm" svg:x="9.913cm" svg:y="0.145cm" svg:viewBox="0 0 1478 1069" svg:d="m972 0c0 321 0 649 0 970 130-321 257-647 386-970 39 0 78 0 118 0-141 355-282 711-425 1067-183 0-368 0-548 0 0-323 0-642 0-970-131 326-260 646-388 970-36 0-74 0-115 0 143-354 286-711 427-1067 182 0 365 0 545 0z"><text:p/></draw:path><draw:path draw:style-name="gr4" draw:text-style-name="P2" svg:width="1.458cm" svg:height="1.116cm" svg:x="11.272cm" svg:y="0.122cm" svg:viewBox="0 0 1459 1117" svg:d="m1418 125c-201-32-331-53-407-53-30 0-55 4-83 7-69 16-122 39-155 76-29 32-57 81-85 148-164 403-247 627-247 671 0 54 39 79 131 79 8 0 21 0 28-2 44-7 77-19 99-40 17-18 35-43 59-88 53-108 83-186 83-232s-63-65-185-65c7-21 16-44 25-67 215 0 428 0 645 0-61 203-109 330-132 371-42 81-106 130-183 155-73 17-212 30-413 30-138 0-256-2-348-6-169-10-250-61-250-167 0-90 69-296 213-624 53-131 115-212 184-256 63-39 169-62 319-62 270 0 519 11 741 26-12 34-25 67-39 99z"><text:p/></draw:path><draw:path draw:style-name="gr4" draw:text-style-name="P2" svg:width="1.458cm" svg:height="1.119cm" svg:x="4.992cm" svg:y="1.979cm" svg:viewBox="0 0 1459 1120" svg:d="m1418 127c-197-34-331-53-404-53-33 0-60 4-88 5-69 16-120 41-152 78-26 32-54 79-83 146-171 406-252 628-252 674 0 51 43 80 129 80 11 0 23 0 30-6 46-5 78-17 102-40 20-13 37-43 60-83 53-110 85-189 85-235s-64-63-187-63c9-23 14-46 21-69 219 0 432 0 649 0-67 205-107 328-134 372-42 78-104 129-183 154-74 19-210 31-417 31-135 0-254-3-345-7-166-12-249-63-249-167 0-89 71-297 213-628 53-127 117-210 182-251s168-65 325-65c268 0 515 11 737 28-14 36-26 65-39 99z"><text:p/></draw:path><draw:path draw:style-name="gr4" draw:text-style-name="P2" svg:width="1.241cm" svg:height="1.071cm" svg:x="6.232cm" svg:y="2.002cm" svg:viewBox="0 0 1242 1072" svg:d="m766 686c8-190 15-379 24-568-130 189-261 376-391 568 121 0 245 0 367 0zm474-686c-19 355-37 713-55 1069-24 0-58 0-104 0s-79 0-102 0c-12 0-34 0-51 2-27 0-46 0-50 0-49 0-77-7-95-18-26-18-33-51-33-99 0-10 1-67 12-166-143 0-289 0-436 0-67 92-130 187-194 281-42 0-86 0-132 0 245-355 496-711 743-1069 162 0 328 0 497 0z"><text:p/></draw:path><draw:path draw:style-name="gr4" draw:text-style-name="P2" svg:width="1.615cm" svg:height="1.084cm" svg:x="7.543cm" svg:y="1.99cm" svg:viewBox="0 0 1616 1085" svg:d="m1120 162c0-42-32-70-97-83-28-3-83-7-155-7-25 0-65 0-115 0s-90 4-113 4c-3 17-10 32-16 51 129 0 196 23 196 69 0 35-17 92-51 174-26 62-49 120-70 173 14 0 29 0 44 0 141 0 232-26 275-84 21-27 42-76 67-145s35-118 35-152c0 0 0 0 0 0zm164 579c0 46-2 104-9 169-12 113-14 171-14 171-32 0-76 0-127 2-56 0-99 0-123 0-64 0-108-2-143-2s-53-7-65-16-18-28-18-56c0-5 0-11 0-19 0-32 2-80 7-145 7-58 14-108 14-138 0-46-10-76-26-91s-50-20-97-23c-67 164-129 326-194 488-164 0-328 0-489 0 136-354 273-711 415-1069 164 0 324 0 488 0 50 0 127 0 224-5s175-7 226-7c74 0 130 7 166 14 61 20 95 55 95 113 0 37-12 93-39 164-25 64-49 116-72 155-32 51-78 90-131 108-37 10-93 21-173 23-98 3-195 10-292 16 65 7 128 12 194 17 98 11 153 29 169 48 9 14 14 44 14 83 0 0 0 0 0 0z"><text:p/></draw:path><draw:path draw:style-name="gr4" draw:text-style-name="P2" svg:width="1.641cm" svg:height="1.08cm" svg:x="9.003cm" svg:y="1.992cm" svg:viewBox="0 0 1642 1081" svg:d="m1152 171c0-46-37-78-108-90-32-3-88-7-173-7-26 0-65 0-113 0-54 0-89 0-112 0-6 19-13 37-20 53 132 0 198 23 198 71 0 26-18 81-48 160-21 57-44 111-65 168 39 0 77 0 113 0 102 0 174-22 213-57 23-24 53-92 92-201 10-44 23-74 23-97 0 0 0 0 0 0zm-191 496c0-53-72-85-206-85-23 0-46 0-71 0-58 145-111 288-167 430 23 0 46 0 72 0 125 0 212-15 259-58 30-31 66-111 106-238 2-16 7-33 7-49 0 0 0 0 0 0zm452 33c0 32-14 76-32 133-19 49-40 90-60 121-65 85-190 126-374 126-316 0-628 0-947 0 143-355 279-711 418-1069 145 0 295 0 445 0 56 0 142 0 262-6 113 0 198-5 260-5 169 0 255 46 255 127s-35 189-107 316c-35 56-74 93-120 106-23 7-78 12-169 17-78 6-152 11-232 16 48 4 90 5 136 5 76 7 136 16 180 30 57 18 85 43 85 83 0 0 0 0 0 0z"><text:p/></draw:path></draw:g><draw:polygon draw:style-name="gr5" draw:text-style-name="P2" svg:width="12.9cm" svg:height="4.164cm" svg:x="0.048cm" svg:y="0.552cm" svg:viewBox="0 0 12901 4165" draw:points="0,0 5846,2704 12899,2690 12899,4159 5600,4163 0,1820"><text:p/></draw:polygon><draw:polygon draw:style-name="gr6" draw:text-style-name="P2" svg:width="12.898cm" svg:height="4.613cm" draw:transform="rotate (3.1415926535892) translate (12.9479444444444cm 8.48959722222222cm)" svg:viewBox="0 0 12899 4614" draw:points="12898,0 7054,2999 0,2970 0,4607 7295,4613 12898,2020 12898,2050"><text:p/></draw:polygon><draw:g draw:style-name="gr3"><draw:path draw:style-name="gr7" draw:text-style-name="P2" svg:width="1.165cm" svg:height="1.359cm" svg:x="0.397cm" svg:y="3.521cm" svg:viewBox="0 0 1166 1360" svg:d="m751 496c15-51 29-110 45-166 19-80 30-134 30-164 0-51-32-81-94-81-12 0-21 1-30 1-39 18-67 45-90 85-14 34-33 79-49 148-141 484-210 762-210 829 0 81 54 120 164 120 49 0 104-9 171-26 55-14 113-28 167-48-10 44-19 90-31 134-180 20-351 30-506 30-90 0-154-9-195-24-82-25-123-80-123-170 0-95 64-372 191-824 40-144 79-236 118-275s111-54 215-60c164 0 252-1 277-1 5 0 14 0 32-4s31 0 40 0c194 0 291 60 291 176 0 48-9 96-25 164 0 2-17 55-47 156-113 0-228 0-341 0z"><text:p/></draw:path><draw:path draw:style-name="gr7" draw:text-style-name="P2" svg:width="0.757cm" svg:height="1.294cm" svg:x="1.436cm" svg:y="3.551cm" svg:viewBox="0 0 758 1295" svg:d="m231 1152c-3 19-7 37-14 60 233 0 411-14 540-41-7 41-16 81-29 122-241 0-481 0-728 0 108-430 212-861 319-1293 124 0 249 0 374 0-79 319-157 637-234 961-20 85-41 136-60 157-22 25-50 36-87 36-7 0-19 0-39 0s-30-2-42-2c0 0 0 0 0 0z"><text:p/></draw:path><draw:path draw:style-name="gr7" draw:text-style-name="P2" svg:width="0.936cm" svg:height="1.294cm" svg:x="2.246cm" svg:y="3.551cm" svg:viewBox="0 0 937 1295" svg:d="m760 610c-9 36-17 73-26 111-46-15-101-28-164-28-16 0-30 0-48 0-42 175-86 346-130 524 10 0 21 0 33 0 109 0 194-10 251-39-27 39-50 76-76 115-201 0-399 0-600 0 106-430 210-861 316-1293 206 0 411 0 619 0-9 44-21 90-32 136-49-21-116-41-203-50-70-1-137-5-208-10-5 19-9 40-12 60 93 0 146 30 146 84 0 41-14 110-33 205-21 72-37 143-51 210 17 0 37 0 56 0 78 0 134-7 162-25 0 0 0 0 0 0z"><text:p/></draw:path><draw:path draw:style-name="gr7" draw:text-style-name="P2" svg:width="0.948cm" svg:height="1.299cm" svg:x="2.935cm" svg:y="3.551cm" svg:viewBox="0 0 949 1300" svg:d="m586 827c5-229 10-457 17-686-97 229-197 457-298 686 94 0 185 0 281 0zm361-827c-14 430-28 861-44 1293-18 0-44 0-76 0s-61 0-77 0c-11 0-27 0-41 5-19 0-33 0-39 0-33 0-60-9-72-21-19-23-28-60-28-120 0-14 3-83 14-201-111 0-221 0-334 0-49 111-100 222-149 337-34 0-67 0-101 0 189-430 377-861 566-1293 127 0 252 0 381 0z"><text:p/></draw:path><draw:path draw:style-name="gr7" draw:text-style-name="P2" svg:width="1.234cm" svg:height="1.315cm" svg:x="3.939cm" svg:y="3.535cm" svg:viewBox="0 0 1235 1316" svg:d="m857 196c0-53-28-85-77-99-20-5-60-7-117-7-19 0-49 0-88 0s-67 2-85 2c-7 19-10 40-14 60 99 0 150 30 150 84 0 41-12 111-39 212-19 74-37 145-53 210 11 0 22 0 34 0 106 0 176-32 208-102 18-34 34-94 50-179 21-81 31-141 31-181 0 0 0 0 0 0zm125 698c0 59-3 126-8 208-9 138-13 207-13 207-21 0-54 0-95 5-44 0-78 0-97 0-44 0-79-5-106-5s-39-5-49-16-16-34-16-69c0-9 0-14 0-25 0-37 2-97 9-174 5-72 10-132 10-171 0-55-7-92-21-111-12-15-39-22-76-25-49 196-97 395-146 591-125 0-251 0-374 0 104-431 210-861 318-1293 121 0 248 0 372 0 37 0 95 0 171-9 76-2 136-7 174-7 57 0 104 7 127 19 46 22 71 66 71 133 0 49-9 114-30 199-18 79-35 141-53 191-25 61-60 105-100 127-30 17-73 28-133 30-74 5-150 10-226 19 52 9 97 14 150 19 76 14 119 36 129 60 7 16 12 50 12 97 0 0 0 0 0 0z"><text:p/></draw:path><draw:path draw:style-name="gr8" draw:text-style-name="P2" svg:width="0.948cm" svg:height="1.299cm" svg:x="4.989cm" svg:y="3.551cm" svg:viewBox="0 0 949 1300" svg:d="m584 827c5-229 10-457 17-686-98 229-197 457-298 686 94 0 186 0 281 0zm363-827c-14 430-28 861-44 1293-18 0-42 0-74 0s-63 0-78 0c-10 0-26 0-40 5-21 0-34 0-39 0-37 0-63-9-76-21-21-23-28-60-28-120 0-14 2-83 11-201-108 0-219 0-330 0-50 111-99 222-148 337-32 0-67 0-101 0 187-430 374-861 563-1293 128 0 255 0 384 0z"><text:p/></draw:path><draw:path draw:style-name="gr7" draw:text-style-name="P2" svg:width="1.13cm" svg:height="1.294cm" svg:x="5.989cm" svg:y="3.551cm" svg:viewBox="0 0 1131 1295" svg:d="m743 0c0 392 0 787 0 1178 97-391 195-786 296-1178 28 0 58 0 90 0-109 430-217 861-325 1293-139 0-278 0-421 0 0-390 0-778 0-1171-97 390-198 779-295 1171-30 0-58 0-88 0 108-430 217-861 326-1293 138 0 275 0 417 0z"><text:p/></draw:path><draw:path draw:style-name="gr8" draw:text-style-name="P2" svg:width="1.167cm" svg:height="1.359cm" svg:x="7.017cm" svg:y="3.521cm" svg:viewBox="0 0 1168 1360" svg:d="m751 496c15-51 32-110 45-166 21-80 31-134 31-164 0-51-33-81-93-81-13 0-21 1-30 1-37 18-67 45-92 85-14 34-30 79-49 148-140 484-208 762-208 829 0 81 54 120 165 120 48 0 104-9 168-26 56-14 113-28 169-48-9 44-21 90-33 134-178 20-346 30-505 30-91 0-153-9-194-24-84-25-125-80-125-170 0-95 64-372 189-824 40-144 81-236 118-275s115-54 220-60c161 0 253-1 274-1 5 0 16 0 33-4s30 0 39 0c194 0 293 60 293 176 0 48-9 96-28 164 0 2-14 55-44 156-113 0-230 0-343 0z"><text:p/></draw:path><draw:path draw:style-name="gr7" draw:text-style-name="P2" svg:width="0.934cm" svg:height="1.294cm" svg:x="8.056cm" svg:y="3.551cm" svg:viewBox="0 0 935 1295" svg:d="m760 610c-9 36-17 73-26 111-44-15-103-28-166-28-14 0-30 0-46 0-44 175-88 346-130 524 10 0 21 0 33 0 111 0 194-10 251-39-25 39-52 76-76 115-201 0-401 0-600 0 102-430 210-861 316-1293 206 0 411 0 617 0-9 44-21 90-32 136-49-21-114-41-201-50-70-1-139-5-211-10-4 19-7 40-11 60 97 0 146 30 146 84 0 41-10 110-31 205-20 72-37 143-51 210 17 0 37 0 56 0 78 0 134-7 162-25 0 0 0 0 0 0z"><text:p/></draw:path><draw:path draw:style-name="gr8" draw:text-style-name="P2" svg:width="1.163cm" svg:height="1.348cm" svg:x="9.079cm" svg:y="3.526cm" svg:viewBox="0 0 1164 1349" svg:d="m1132 161c-54-15-109-32-162-50-63-18-120-30-167-30-85 0-142 39-180 104-16 34-32 85-53 161s-28 136-28 166c0 60 40 93 125 100 74 9 150 11 227 19 80 15 122 57 122 129 0 51-9 127-26 221s-39 162-55 208c-46 107-152 159-314 159-11 0-25 0-46 0s-39 0-44 0c-146 0-265-4-360-11-115-11-171-55-171-136 0-30 9-74 25-134 14-44 28-85 46-130 112 0 225 0 340 0-32 150-48 234-48 264 0 51 30 73 87 73s95-38 122-115c17-32 31-88 49-166 14-81 26-138 26-173 0-53-44-83-127-90-81 0-158-3-236-12-85-12-127-53-127-118 0-50 11-120 32-214 17-81 37-144 58-195 30-75 67-126 113-156 35-21 85-35 152-35 243 0 462 16 650 39-8 40-19 77-30 122z"><text:p/></draw:path><draw:path draw:style-name="gr7" draw:text-style-name="P2" svg:width="0.948cm" svg:height="1.299cm" svg:x="10.063cm" svg:y="3.551cm" svg:viewBox="0 0 949 1300" svg:d="m582 827c7-229 12-457 19-686-98 229-197 457-296 686 90 0 184 0 277 0zm365-827c-16 430-28 861-42 1293-20 0-44 0-78 0s-63 0-77 0-29 0-43 5c-21 0-33 0-38 0-34 0-60-9-73-21-21-23-28-60-28-120 0-14 4-83 12-201-111 0-218 0-330 0-52 111-102 222-149 337-34 0-67 0-101 0 187-430 376-861 564-1293 126 0 254 0 383 0z"><text:p/></draw:path><draw:path draw:style-name="gr8" draw:text-style-name="P2" svg:width="0.757cm" svg:height="1.294cm" svg:x="11.065cm" svg:y="3.551cm" svg:viewBox="0 0 758 1295" svg:d="m229 1152c-3 19-7 37-14 60 233 0 415-14 542-41-9 41-16 81-29 122-241 0-485 0-728 0 106-430 210-861 318-1293 125 0 248 0 375 0-77 319-157 637-234 961-20 85-41 136-62 157s-50 36-85 36c-9 0-21 0-40 0s-30-2-43-2c0 0 0 0 0 0z"><text:p/></draw:path><draw:path draw:style-name="gr7" draw:text-style-name="P2" svg:width="0.936cm" svg:height="1.294cm" svg:x="11.875cm" svg:y="3.551cm" svg:viewBox="0 0 937 1295" svg:d="m764 610c-11 36-20 73-30 111-44-15-103-28-166-28-16 0-30 0-48 0-42 175-84 346-127 524 9 0 20 0 34 0 107 0 190-10 249-39-23 39-52 76-78 115-198 0-397 0-598 0 104-430 212-861 318-1293 202 0 410 0 617 0-9 44-18 90-30 136-50-21-117-41-203-50-72-1-141-5-212-10-3 19-7 40-12 60 97 0 146 30 146 84 0 41-12 110-33 205-18 72-37 143-51 210 17 0 39 0 56 0 80 0 136-7 168-25 0 0 0 0 0 0z"><text:p/></draw:path></draw:g></draw:g><draw:frame draw:style-name="fr2" draw:name="Keret1" text:anchor-type="paragraph" svg:x="0cm" svg:y="15.981cm" svg:width="13.347cm" draw:z-index="10"><draw:text-box fo:min-height="2.02cm"><text:p text:style-name="P3"/><text:p text:style-name="P4">777 Washington Street, Lincoln, <text:s/>Tel. (123) 456-5678, Sampleton, IL 12345-6789</text:p><text:p text:style-name="P4">Tel.: (212) 555-1234</text:p></draw:text-box></draw:frame></text:p>
            <text:p text:style-name="_31_"><text:span text:style-name="T1"><text:line-break/>We are clearing our entire stock from </text:span><text:span text:style-name="T2">March 9 to April 1</text:span><text:span text:style-name="T1"> and you are cordially invited to take part in this event!<text:line-break/>Come see our fine selection with much to choose from.</text:span></text:p>
            <text:p text:style-name="_32_"><text:line-break/><text:tab/>Our opening times:</text:p>
            <text:p text:style-name="_33_"><text:span text:style-name="T3"><text:tab/><text:tab/><text:tab/></text:span><text:span text:style-name="T4">Monday through Friday from <text:tab/><text:tab/><text:tab/><text:tab/></text:span><text:span text:style-name="T5">9 a.m. to 8 p.m.</text:span></text:p>
          </text:section>
        </draw:text-box>
      </draw:frame>
      <draw:control text:anchor-type="page" text:anchor-page-number="1" draw:z-index="0" draw:style-name="gr9" draw:text-style-name="P5" svg:width="8.432cm" svg:height="1.165cm" svg:x="10.569cm" svg:y="20.262cm" draw:control="control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Helvetica" style:font-adornments="Standard"/>
    <style:font-face style:name="Arial2" svg:font-family="Arial" style:font-family-generic="swiss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400000004077CDC8F9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center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997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</style:style>
    <style:style style:name="End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6.2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5.7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25.2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24.7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6.2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5.703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25.204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24.7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24.2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23.7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23.2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22.7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2.2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24.2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23.707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23.2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22.7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2.20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_31_" style:display-name="1" style:family="paragraph" style:parent-style-name="Standard" style:class="text">
      <style:paragraph-properties fo:margin-left="6.001cm" fo:margin-right="0.499cm" fo:margin-top="4.8cm" fo:margin-bottom="0cm" fo:line-height="200%" fo:text-align="start" style:justify-single-word="false" fo:text-indent="0cm" style:auto-text-indent="false"/>
      <style:text-properties style:font-name="Arial" fo:font-size="12pt"/>
    </style:style>
    <style:style style:name="_32_" style:display-name="2" style:family="paragraph" style:parent-style-name="Standard" style:class="text">
      <style:paragraph-properties fo:margin-top="1cm" fo:margin-bottom="0cm" fo:line-height="200%" fo:text-align="start" style:justify-single-word="false"/>
      <style:text-properties style:font-name="Arial1"/>
    </style:style>
    <style:style style:name="_33_" style:display-name="3" style:family="paragraph" style:parent-style-name="Standard" style:class="text">
      <style:paragraph-properties fo:line-height="100%" fo:text-align="start" style:justify-single-word="false"/>
      <style:text-properties fo:color="#000000" style:font-name="Arial" fo:font-style="normal" fo:font-weight="normal"/>
    </style:style>
    <style:style style:name="_34_" style:display-name="4" style:family="paragraph" style:parent-style-name="_33_" style:class="text">
      <style:paragraph-properties fo:margin-left="3cm" fo:margin-right="0cm" fo:text-align="start" style:justify-single-word="false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2"/>
    <style:master-page style:name="HTML" style:page-layout-name="pm6"/>
    <style:master-page style:name="Footnote" style:page-layout-name="pm7"/>
    <style:master-page style:name="Endnote" style:page-layout-name="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Flyer</dc:title>
    <dc:description>Flyer in half-page format</dc:description>
    <meta:initial-creator>Ilko Höpping</meta:initial-creator>
    <meta:creation-date>1999-03-09T11:34:03</meta:creation-date>
    <dc:creator>Tom Verbeek</dc:creator>
    <dc:date>2000-01-31T15:40:52</dc:date>
    <dc:language>en-US</dc:language>
    <meta:editing-cycles>8</meta:editing-cycles>
    <meta:editing-duration>PT50M58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15" meta:word-count="122" meta:character-count="674"/>
  </office:meta>
</office:document-meta>
</file>

<file path=Basic/Standard/Modul1.xml><?xml version="1.0" encoding="utf-8"?>
<!DOCTYPE module  PUBLIC '-//OpenOffice.org//DTD OfficeDocument 1.0//EN'  'module.dtd'>
<script:module xmlns:script="http://openoffice.org/2000/script" script:name="Modul1" script:language="StarBasic">

Sub Main

selection.UpdateAllLinks(TRUE,FALSE)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